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Helvetica Neue'" style:font-family-asian="'Helvetica Neue'" style:font-family-complex="'Helvetica Neue'" fo:background-color="transparent" style:use-window-font-color="true"/>
    </style:style>
    <style:style style:name="T2" style:family="text">
      <style:text-properties fo:font-size="16.00pt" fo:font-weight="bold" fo:font-family="'Helvetica Neue'" style:font-family-asian="'Helvetica Neue'" style:font-family-complex="'Helvetica Neue'" fo:background-color="transparent" style:use-window-font-color="true"/>
    </style:style>
    <style:style style:name="T3" style:family="text">
      <style:text-properties fo:font-size="16.00pt" fo:font-weight="bold" fo:font-family="'Helvetica Neue'" style:font-family-asian="'Helvetica Neue'" style:font-family-complex="'Helvetica Neue'" fo:background-color="transparent" style:use-window-font-color="true"/>
    </style:style>
    <style:style style:name="T4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5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6" style:family="text">
      <style:text-properties fo:font-size="11.50pt" fo:font-weight="normal" fo:font-family="Arial" style:font-family-asian="Arial" style:font-family-complex="Arial" fo:background-color="#ffffff" style:use-window-font-color="true"/>
    </style:style>
    <style:style style:name="T7" style:family="text">
      <style:text-properties fo:font-size="11.50pt" fo:font-weight="normal" fo:font-family="'Courier New'" style:font-family-asian="'Courier New'" style:font-family-complex="'Courier New'" fo:background-color="#ffffff" style:use-window-font-color="true"/>
    </style:style>
    <style:style style:name="T8" style:family="text">
      <style:text-properties fo:font-size="11.50pt" fo:font-weight="normal" fo:font-family="'Courier New'" style:font-family-asian="'Courier New'" style:font-family-complex="'Courier New'" fo:background-color="#ffffff" style:use-window-font-color="true"/>
    </style:style>
    <style:style style:name="T9" style:family="text">
      <style:text-properties fo:font-size="11.50pt" fo:font-weight="normal" fo:font-family="Arial" style:font-family-asian="Arial" style:font-family-complex="Arial" fo:background-color="#ffffff" style:use-window-font-color="true"/>
    </style:style>
    <style:style style:name="T10" style:family="text">
      <style:text-properties fo:font-size="11.50pt" fo:font-weight="normal" fo:font-family="'Courier New'" style:font-family-asian="'Courier New'" style:font-family-complex="'Courier New'" fo:background-color="#ffffff" style:use-window-font-color="true"/>
    </style:style>
    <style:style style:name="T11" style:family="text">
      <style:text-properties fo:font-size="11.50pt" fo:font-weight="normal" fo:font-family="Arial" style:font-family-asian="Arial" style:font-family-complex="Arial" fo:background-color="#ffffff" style:use-window-font-color="true"/>
    </style:style>
    <style:style style:name="T12" style:family="text">
      <style:text-properties fo:font-size="11.50pt" fo:font-weight="normal" fo:font-family="'Courier New'" style:font-family-asian="'Courier New'" style:font-family-complex="'Courier New'" fo:background-color="#ffffff" style:use-window-font-color="true"/>
    </style:style>
    <style:style style:name="T13" style:family="text">
      <style:text-properties fo:font-size="11.50pt" fo:font-weight="normal" fo:font-family="Arial" style:font-family-asian="Arial" style:font-family-complex="Arial" fo:background-color="#bfbfbf" style:use-window-font-color="true"/>
    </style:style>
    <style:style style:name="T14" style:family="text">
      <style:text-properties fo:font-size="11.50pt" fo:font-weight="normal" fo:font-family="'Courier New'" style:font-family-asian="'Courier New'" style:font-family-complex="'Courier New'" fo:background-color="#ffffff" style:use-window-font-color="true"/>
    </style:style>
    <style:style style:name="T15" style:family="text">
      <style:text-properties fo:font-size="12.50pt" fo:font-weight="normal" fo:font-family="'Courier New'" style:font-family-asian="'Courier New'" style:font-family-complex="'Courier New'" fo:background-color="#ffffff" style:use-window-font-color="true"/>
    </style:style>
    <style:style style:name="T16" style:family="text">
      <style:text-properties fo:font-size="11.50pt" fo:font-weight="normal" fo:font-family="'Courier New'" style:font-family-asian="'Courier New'" style:font-family-complex="'Courier New'" fo:background-color="#ffffff" style:use-window-font-color="true"/>
    </style:style>
    <style:style style:name="T17" style:family="text">
      <style:text-properties fo:font-size="12.5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5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5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50pt" fo:font-weight="normal" fo:font-family="'Courier New'" style:font-family-asian="'Courier New'" style:font-family-complex="'Courier New'" fo:background-color="#ffff00" style:use-window-font-color="true"/>
    </style:style>
    <style:style style:name="T22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2.00pt" fo:font-weight="normal" fo:font-family="'Courier New'" style:font-family-asian="'Courier New'" style:font-family-complex="'Courier New'" fo:background-color="transparent" fo:color="#000000"/>
    </style:style>
    <style:style style:name="T24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5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1.5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5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5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2.5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36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38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1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2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5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6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7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8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9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50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51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52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55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56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57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58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60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61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62" style:family="text">
      <style:text-properties fo:font-size="11.00pt" fo:font-weight="normal" fo:font-family="Cambria" style:font-family-asian="Cambria" style:font-family-complex="Cambria" fo:background-color="#ffffff" style:use-window-font-color="true"/>
    </style:style>
    <style:style style:name="T63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64" style:family="text">
      <style:text-properties fo:font-size="11.00pt" fo:font-weight="normal" fo:font-family="Cambria" style:font-family-asian="Cambria" style:font-family-complex="Cambria" fo:background-color="#ffffff" style:use-window-font-color="true"/>
    </style:style>
    <style:style style:name="T65" style:family="text">
      <style:text-properties fo:font-size="10.00pt" fo:font-weight="bold" fo:font-family="Arial" style:font-family-asian="Arial" style:font-family-complex="Arial" fo:background-color="transparent" style:use-window-font-color="true" fo:font-style="italic"/>
    </style:style>
    <style:style style:name="T66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0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7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2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8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4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8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6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8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16.00pt" fo:font-weight="normal" fo:font-family="'Buxton Sketch'" style:font-family-asian="'Buxton Sketch'" style:font-family-complex="'Buxton Sketch'" fo:background-color="transparent" fo:color="#000000"/>
    </style:style>
    <style:style style:name="T9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14.00pt" fo:font-weight="normal" fo:font-family="'Buxton Sketch'" style:font-family-asian="'Buxton Sketch'" style:font-family-complex="'Buxton Sketch'" fo:background-color="transparent" fo:color="#000000"/>
    </style:style>
    <style:style style:name="T9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12.00pt" fo:font-weight="bold" fo:font-family="Consolas" style:font-family-asian="Consolas" style:font-family-complex="Consolas" fo:background-color="transparent" fo:color="#000000"/>
    </style:style>
    <style:style style:name="T10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9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1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1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11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3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1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9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1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1" style:family="text">
      <style:text-properties fo:font-size="11.00pt" fo:font-weight="normal" fo:font-family="Arial" style:font-family-asian="Arial" style:font-family-complex="Arial" fo:background-color="transparent" fo:color="#000000" fo:font-style="italic"/>
    </style:style>
    <style:style style:name="T1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" style:family="text">
      <style:text-properties fo:font-size="11.00pt" fo:font-weight="normal" fo:font-family="Arial" style:font-family-asian="Arial" style:font-family-complex="Arial" fo:background-color="transparent" fo:color="#000000" fo:font-style="italic"/>
    </style:style>
    <style:style style:name="T1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" style:family="text">
      <style:text-properties fo:font-size="11.00pt" fo:font-weight="normal" fo:font-family="Arial" style:font-family-asian="Arial" style:font-family-complex="Arial" fo:background-color="transparent" fo:color="#000000" fo:font-style="italic"/>
    </style:style>
    <style:style style:name="T1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7" style:family="text">
      <style:text-properties fo:font-size="11.0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" style:family="text">
      <style:text-properties fo:font-size="11.0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" style:family="text">
      <style:text-properties fo:font-size="11.0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3" style:family="text">
      <style:text-properties fo:font-size="11.0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" style:family="text">
      <style:text-properties fo:font-size="11.0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13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3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4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4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4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5" style:family="text">
      <style:text-properties fo:font-size="12.00pt" style:text-position="super" fo:font-weight="normal" fo:font-family="Arial" style:font-family-asian="Arial" style:font-family-complex="Arial" fo:background-color="transparent" fo:color="#000000"/>
    </style:style>
    <style:style style:name="T14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48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4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29.05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2.00pt" fo:text-indent="2.00pt" fo:margin-right="27.15pt" fo:margin-top="1.25pt">
        <style:tab-stops>
          <style:tab-stop style:position="0.05pt"/>
        </style:tab-stops>
      </style:paragraph-properties>
    </style:style>
    <style:style style:name="P5" style:family="paragraph">
      <style:paragraph-properties fo:line-height="100.00%" fo:text-align="left" fo:margin-left="45.05pt" fo:text-indent="0.00pt" fo:margin-right="27.15pt" fo:margin-top="1.25pt">
        <style:tab-stops>
          <style:tab-stop style:position="0.05pt"/>
        </style:tab-stops>
      </style:paragraph-properties>
    </style:style>
    <style:style style:name="P6" style:family="paragraph">
      <style:paragraph-properties fo:line-height="100.00%" fo:text-align="left" fo:margin-left="45.05pt" fo:text-indent="0.00pt" fo:margin-top="0.85pt"/>
    </style:style>
    <style:style style:name="P7" style:family="paragraph">
      <style:paragraph-properties fo:line-height="100.00%" fo:text-align="left" fo:margin-left="45.05pt" fo:text-indent="0.00pt" fo:margin-top="0.80pt">
        <style:tab-stops>
          <style:tab-stop style:position="20.75pt"/>
        </style:tab-stops>
      </style:paragraph-properties>
    </style:style>
    <style:style style:name="P8" style:family="paragraph">
      <style:paragraph-properties fo:line-height="100.00%" fo:text-align="left" fo:margin-left="45.05pt" fo:text-indent="0.00pt" fo:margin-top="0.80pt"/>
    </style:style>
    <style:style style:name="P9" style:family="paragraph">
      <style:paragraph-properties fo:line-height="100.00%" fo:text-align="left" fo:margin-top="0.40pt"/>
    </style:style>
    <style:style style:name="P10" style:family="paragraph">
      <style:paragraph-properties fo:line-height="100.00%" fo:text-align="left" fo:margin-left="45.05pt" fo:text-indent="0.00pt" fo:margin-top="0.05pt"/>
    </style:style>
    <style:style style:name="P11" style:family="paragraph">
      <style:paragraph-properties fo:line-height="100.00%" fo:text-align="left" fo:margin-left="45.05pt" fo:text-indent="0.00pt" fo:margin-top="0.75pt"/>
    </style:style>
    <style:style style:name="P12" style:family="paragraph">
      <style:paragraph-properties fo:line-height="100.00%" fo:text-align="left" fo:margin-left="45.05pt" fo:text-indent="0.00pt" fo:margin-top="0.80pt">
        <style:tab-stops>
          <style:tab-stop style:position="20.75pt"/>
        </style:tab-stops>
      </style:paragraph-properties>
    </style:style>
    <style:style style:name="P13" style:family="paragraph">
      <style:paragraph-properties fo:line-height="100.00%" fo:text-align="left" fo:margin-left="65.80pt" fo:text-indent="0.00pt" fo:margin-top="0.80pt"/>
    </style:style>
    <style:style style:name="P14" style:family="paragraph">
      <style:paragraph-properties fo:line-height="100.00%" fo:text-align="left" fo:margin-left="45.05pt" fo:text-indent="0.00pt" fo:margin-top="0.80pt">
        <style:tab-stops>
          <style:tab-stop style:position="41.45pt"/>
        </style:tab-stops>
      </style:paragraph-properties>
    </style:style>
    <style:style style:name="P15" style:family="paragraph">
      <style:paragraph-properties fo:line-height="100.00%" fo:text-align="left" fo:margin-left="65.80pt" fo:text-indent="0.00pt" fo:margin-top="0.75pt"/>
    </style:style>
    <style:style style:name="P16" style:family="paragraph">
      <style:paragraph-properties fo:line-height="100.00%" fo:text-align="left" fo:margin-left="45.05pt" fo:text-indent="0.00pt" fo:margin-top="0.80pt"/>
    </style:style>
    <style:style style:name="P17" style:family="paragraph">
      <style:paragraph-properties fo:line-height="100.00%" fo:text-align="left" fo:margin-top="0.15pt"/>
    </style:style>
    <text:list-style style:name="L18">
      <text:list-level-style-bullet text:level="1" text:bullet-char="•">
        <style:list-level-properties text:space-before="29.05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2.00pt" fo:text-indent="2.00pt">
        <style:tab-stops>
          <style:tab-stop style:position="0.05pt"/>
        </style:tab-stops>
      </style:paragraph-properties>
    </style:style>
    <style:style style:name="P19" style:family="paragraph">
      <style:paragraph-properties fo:line-height="100.00%" fo:text-align="left" fo:margin-top="0.40pt"/>
    </style:style>
    <style:style style:name="P20" style:family="paragraph">
      <style:paragraph-properties fo:line-height="150.00%" fo:text-align="left" fo:margin-left="67.25pt" fo:text-indent="0.00pt" fo:margin-right="324.00pt"/>
    </style:style>
    <style:style style:name="P21" style:family="paragraph">
      <style:paragraph-properties fo:line-height="150.00%" fo:text-align="left" fo:margin-left="67.25pt" fo:text-indent="0.00pt" fo:margin-right="324.00pt" fo:margin-top="0.05pt"/>
    </style:style>
    <style:style style:name="P22" style:family="paragraph">
      <style:paragraph-properties fo:line-height="150.00%" fo:text-align="left" fo:margin-left="31.25pt" fo:text-indent="36.00pt"/>
    </style:style>
    <style:style style:name="P23" style:family="paragraph">
      <style:paragraph-properties fo:line-height="150.00%" fo:text-align="left" fo:margin-left="67.25pt" fo:text-indent="0.00pt" fo:margin-right="405.50pt" fo:margin-top="0.05pt"/>
    </style:style>
    <text:list-style style:name="L24">
      <text:list-level-style-bullet text:level="1" text:bullet-char="•">
        <style:list-level-properties text:space-before="29.05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2.00pt" fo:text-indent="2.00pt">
        <style:tab-stops>
          <style:tab-stop style:position="0.05pt"/>
        </style:tab-stops>
      </style:paragraph-properties>
    </style:style>
    <style:style style:name="P25" style:family="paragraph">
      <style:paragraph-properties fo:line-height="100.00%" fo:text-align="left" fo:margin-top="0.50pt"/>
    </style:style>
    <text:list-style style:name="L26">
      <text:list-level-style-bullet text:level="1" text:bullet-char="•">
        <style:list-level-properties text:space-before="29.05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2.00pt" fo:text-indent="2.00pt" fo:margin-right="74.75pt" fo:margin-top="0.05pt">
        <style:tab-stops>
          <style:tab-stop style:position="0.05pt"/>
        </style:tab-stops>
      </style:paragraph-properties>
    </style:style>
    <style:style style:name="P27" style:family="paragraph">
      <style:paragraph-properties fo:line-height="100.00%" fo:text-align="left" fo:margin-left="45.05pt" fo:text-indent="26.95pt" fo:margin-top="5.30pt"/>
    </style:style>
    <style:style style:name="P28" style:family="paragraph">
      <style:paragraph-properties fo:line-height="100.00%" fo:text-align="left" fo:margin-top="0.15pt"/>
    </style:style>
    <text:list-style style:name="L29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.95pt" fo:text-indent="1.95pt"/>
    </style:style>
    <style:style style:name="P30" style:family="paragraph">
      <style:paragraph-properties fo:line-height="100.00%" fo:text-align="left" fo:margin-left="45.05pt" fo:text-indent="0.00pt"/>
    </style:style>
    <style:style style:name="P31" style:family="paragraph">
      <style:paragraph-properties fo:line-height="100.00%" fo:text-align="left" fo:margin-left="45.05pt" fo:text-indent="26.95pt"/>
    </style:style>
    <style:style style:name="P32" style:family="paragraph">
      <style:paragraph-properties fo:line-height="100.00%" fo:text-align="left" fo:margin-top="12.00pt" fo:margin-bottom="3.00pt"/>
    </style:style>
    <text:list-style style:name="L33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33" style:family="paragraph">
      <style:paragraph-properties fo:line-height="115.00%" fo:text-align="left" fo:margin-left="-1.95pt" fo:text-indent="1.95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50.00%" fo:text-align="left" fo:margin-left="45.05pt" fo:text-indent="0.00pt"/>
    </style:style>
    <style:style style:name="P36" style:family="paragraph">
      <style:paragraph-properties fo:line-height="150.00%" fo:text-align="left"/>
    </style:style>
    <text:list-style style:name="L37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37" style:family="paragraph">
      <style:paragraph-properties fo:line-height="150.00%" fo:text-align="left" fo:margin-left="-1.95pt" fo:text-indent="1.95pt"/>
    </style:style>
    <style:style style:name="P38" style:family="paragraph">
      <style:paragraph-properties fo:line-height="200.00%" fo:text-align="left" fo:margin-left="16.05pt" fo:text-indent="0.00pt"/>
    </style:style>
    <style:style style:name="P39" style:family="paragraph">
      <style:paragraph-properties fo:line-height="150.00%" fo:text-align="left" fo:margin-left="-1.95pt" fo:text-indent="1.95pt"/>
    </style:style>
    <style:style style:name="P40" style:family="paragraph">
      <style:paragraph-properties fo:line-height="115.00%" fo:text-align="left" fo:margin-left="0.00pt" fo:text-indent="36.00pt"/>
    </style:style>
    <style:style style:name="P41" style:family="paragraph">
      <style:paragraph-properties fo:line-height="150.00%" fo:text-align="left" fo:margin-left="0.00pt" fo:text-indent="36.00pt"/>
    </style:style>
    <style:style style:name="P42" style:family="paragraph">
      <style:paragraph-properties fo:line-height="150.00%" fo:text-align="left"/>
    </style:style>
    <text:list-style style:name="L43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43" style:family="paragraph">
      <style:paragraph-properties fo:line-height="150.00%" fo:text-align="left" fo:margin-left="-1.95pt" fo:text-indent="1.95pt"/>
    </style:style>
    <style:style style:name="P44" style:family="paragraph">
      <style:paragraph-properties fo:line-height="150.00%" fo:text-align="left" fo:margin-left="36.00pt" fo:text-indent="36.00pt"/>
    </style:style>
    <style:style style:name="P45" style:family="paragraph">
      <style:paragraph-properties fo:line-height="150.00%" fo:text-align="left"/>
    </style:style>
    <text:list-style style:name="L46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46" style:family="paragraph">
      <style:paragraph-properties fo:line-height="150.00%" fo:text-align="left" fo:margin-left="-1.95pt" fo:text-indent="1.95pt"/>
    </style:style>
    <style:style style:name="P47" style:family="paragraph">
      <style:paragraph-properties fo:line-height="150.00%" fo:text-align="left" fo:margin-left="0.00pt" fo:text-indent="36.00pt"/>
    </style:style>
    <style:style style:name="P48" style:family="paragraph">
      <style:paragraph-properties fo:line-height="150.00%" fo:text-align="left"/>
    </style:style>
    <text:list-style style:name="L49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49" style:family="paragraph">
      <style:paragraph-properties fo:line-height="150.00%" fo:text-align="left" fo:margin-left="-1.95pt" fo:text-indent="1.95pt"/>
    </style:style>
    <style:style style:name="P50" style:family="paragraph">
      <style:paragraph-properties fo:line-height="150.00%" fo:text-align="left" fo:margin-left="0.00pt" fo:text-indent="36.00pt"/>
    </style:style>
    <style:style style:name="P51" style:family="paragraph">
      <style:paragraph-properties fo:line-height="150.00%" fo:text-align="left"/>
    </style:style>
    <text:list-style style:name="L52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52" style:family="paragraph">
      <style:paragraph-properties fo:line-height="150.00%" fo:text-align="left" fo:margin-left="-1.95pt" fo:text-indent="1.95pt"/>
    </style:style>
    <style:style style:name="P53" style:family="paragraph">
      <style:paragraph-properties fo:line-height="150.00%" fo:text-align="left"/>
    </style:style>
    <style:style style:name="P54" style:family="paragraph">
      <style:paragraph-properties fo:line-height="150.00%" fo:text-align="left" fo:margin-left="36.00pt" fo:text-indent="36.00pt"/>
    </style:style>
    <style:style style:name="P55" style:family="paragraph">
      <style:paragraph-properties fo:line-height="150.00%" fo:text-align="left"/>
    </style:style>
    <text:list-style style:name="L56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56" style:family="paragraph">
      <style:paragraph-properties fo:line-height="150.00%" fo:text-align="left" fo:margin-left="-1.95pt" fo:text-indent="1.95pt"/>
    </style:style>
    <style:style style:name="P57" style:family="paragraph">
      <style:paragraph-properties fo:line-height="150.00%" fo:text-align="left"/>
    </style:style>
    <text:list-style style:name="L58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58" style:family="paragraph">
      <style:paragraph-properties fo:line-height="150.00%" fo:text-align="left" fo:margin-left="-1.95pt" fo:text-indent="1.95pt"/>
    </style:style>
    <style:style style:name="P59" style:family="paragraph">
      <style:paragraph-properties fo:line-height="115.00%" fo:text-align="left"/>
    </style:style>
    <style:style style:name="P60" style:family="paragraph">
      <style:paragraph-properties fo:line-height="150.00%" fo:text-align="left"/>
    </style:style>
    <style:style style:name="P61" style:family="paragraph">
      <style:paragraph-properties fo:line-height="115.00%" fo:text-align="left"/>
    </style:style>
    <style:style style:name="P62" style:family="paragraph">
      <style:paragraph-properties fo:line-height="150.00%" fo:text-align="left"/>
    </style:style>
    <style:style style:name="P63" style:family="paragraph">
      <style:paragraph-properties fo:line-height="150.00%" fo:text-align="left" fo:margin-left="0.00pt" fo:text-indent="36.00pt"/>
    </style:style>
    <text:list-style style:name="L64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64" style:family="paragraph">
      <style:paragraph-properties fo:line-height="150.00%" fo:text-align="left" fo:margin-left="-1.95pt" fo:text-indent="1.95pt"/>
    </style:style>
    <style:style style:name="P65" style:family="paragraph">
      <style:paragraph-properties fo:line-height="150.00%" fo:text-align="left"/>
    </style:style>
    <text:list-style style:name="L66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66" style:family="paragraph">
      <style:paragraph-properties fo:line-height="150.00%" fo:text-align="left" fo:margin-left="-1.95pt" fo:text-indent="1.95pt"/>
    </style:style>
    <style:style style:name="P67" style:family="paragraph">
      <style:paragraph-properties fo:line-height="150.00%" fo:text-align="left"/>
    </style:style>
    <text:list-style style:name="L68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68" style:family="paragraph">
      <style:paragraph-properties fo:line-height="150.00%" fo:text-align="left" fo:margin-left="-1.95pt" fo:text-indent="1.95pt"/>
    </style:style>
    <style:style style:name="P69" style:family="paragraph">
      <style:paragraph-properties fo:line-height="150.00%" fo:text-align="left"/>
    </style:style>
    <style:style style:name="P70" style:family="paragraph">
      <style:paragraph-properties fo:line-height="150.00%" fo:text-align="left" fo:margin-left="36.00pt" fo:text-indent="36.00pt"/>
    </style:style>
    <style:style style:name="P71" style:family="paragraph">
      <style:paragraph-properties fo:line-height="150.00%" fo:text-align="left"/>
    </style:style>
    <text:list-style style:name="L72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72" style:family="paragraph">
      <style:paragraph-properties fo:line-height="150.00%" fo:text-align="left" fo:margin-left="-1.95pt" fo:text-indent="1.95pt"/>
    </style:style>
    <style:style style:name="P73" style:family="paragraph">
      <style:paragraph-properties fo:line-height="150.00%" fo:text-align="left" fo:margin-left="45.05pt" fo:text-indent="0.00pt"/>
    </style:style>
    <style:style style:name="P74" style:family="paragraph">
      <style:paragraph-properties fo:line-height="150.00%" fo:text-align="left"/>
    </style:style>
    <text:list-style style:name="L75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75" style:family="paragraph">
      <style:paragraph-properties fo:line-height="150.00%" fo:text-align="left" fo:margin-left="-1.95pt" fo:text-indent="1.95pt"/>
    </style:style>
    <style:style style:name="P76" style:family="paragraph">
      <style:paragraph-properties fo:line-height="150.00%" fo:text-align="left" fo:margin-left="36.00pt" fo:text-indent="36.00pt"/>
    </style:style>
    <style:style style:name="P77" style:family="paragraph">
      <style:paragraph-properties fo:line-height="150.00%" fo:text-align="left"/>
    </style:style>
    <style:style style:name="P78" style:family="paragraph">
      <style:paragraph-properties fo:line-height="150.00%" fo:text-align="left" fo:margin-left="36.00pt" fo:text-indent="0.00pt"/>
    </style:style>
    <style:style style:name="P79" style:family="paragraph">
      <style:paragraph-properties fo:line-height="150.00%" fo:text-align="left"/>
    </style:style>
    <text:list-style style:name="L80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80" style:family="paragraph">
      <style:paragraph-properties fo:line-height="150.00%" fo:text-align="left" fo:margin-left="-1.95pt" fo:text-indent="1.95pt"/>
    </style:style>
    <style:style style:name="P81" style:family="paragraph">
      <style:paragraph-properties fo:line-height="150.00%" fo:text-align="left" fo:margin-left="0.00pt" fo:text-indent="29.00pt"/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top="12.00pt" fo:margin-bottom="3.00pt"/>
    </style:style>
    <style:style style:name="P84" style:family="paragraph">
      <style:paragraph-properties fo:line-height="100.00%" fo:text-align="left"/>
    </style:style>
  </office:automatic-styles>
  <office:body>
    <office:text>
      <text:p text:style-name="P1"><text:span text:style-name="T1">PE3<text:s/></text:span><text:span text:style-name="T2">–</text:span><text:span text:style-name="T3"><text:s/>Variables and Expressions</text:span></text:p>
      <text:p text:style-name="P2"><text:span text:style-name="T4"/></text:p>
      <text:p text:style-name="P3"><text:span text:style-name="T5"/></text:p>
      <text:list text:style-name="L4">
        <text:list-item>
          <text:p text:style-name="P4"><text:span text:style-name="T6">In the following code, how would we refer to the name<text:s/></text:span><text:span text:style-name="T7">great</text:span><text:span text:style-name="T8"><text:s/></text:span><text:span text:style-name="T9">from code in the namespace<text:s/></text:span><text:span text:style-name="T10">fabulous</text:span><text:span text:style-name="T11">?</text:span><text:span text:style-name="T12"/></text:p>
        </text:list-item>
      </text:list>
      <text:p text:style-name="P5"><text:span text:style-name="T13"/></text:p>
      <text:p text:style-name="P5"><text:span text:style-name="T14">namespace fabulous</text:span></text:p>
      <text:p text:style-name="P6"><text:span text:style-name="T14">{</text:span></text:p>
      <text:p text:style-name="P7"><text:span text:style-name="T14"><text:s/><text:tab/>// code in fabulous namespace</text:span></text:p>
      <text:p text:style-name="P8"><text:span text:style-name="T14">}</text:span></text:p>
      <text:p text:style-name="P9"><text:span text:style-name="T15"/></text:p>
      <text:p text:style-name="P10"><text:span text:style-name="T16">namespace super</text:span></text:p>
      <text:p text:style-name="P11"><text:span text:style-name="T16">{</text:span></text:p>
      <text:p text:style-name="P12"><text:span text:style-name="T16"><text:s/><text:tab/>namespace smashing</text:span></text:p>
      <text:p text:style-name="P13"><text:span text:style-name="T16">{</text:span></text:p>
      <text:p text:style-name="P14"><text:span text:style-name="T16"><text:s/><text:tab/>// great name defined</text:span></text:p>
      <text:p text:style-name="P15"><text:span text:style-name="T16">}</text:span></text:p>
      <text:p text:style-name="P16"><text:span text:style-name="T16">}</text:span></text:p>
      <text:p text:style-name="P16"><text:span text:style-name="T16">fabulous.super.smashing.great</text:span></text:p>
      <text:p text:style-name="P17"><text:span text:style-name="T17"/></text:p>
      <text:p text:style-name="P17"><text:span text:style-name="T17"/></text:p>
      <text:list text:style-name="L18">
        <text:list-item>
          <text:p text:style-name="P18"><text:span text:style-name="T18">Which of the following are not legal variable names.<text:s text:c="2"/>Why?</text:span></text:p>
        </text:list-item>
      </text:list>
      <text:p text:style-name="P19"><text:span text:style-name="T19"/></text:p>
      <text:p text:style-name="P20"><text:span text:style-name="T20">myVar iableIsGood<text:s/></text:span><text:span text:style-name="T21">99Fla </text:span></text:p>
      <text:p text:style-name="P20"><text:span text:style-name="T21"/></text:p>
      <text:p text:style-name="P20"><text:span text:style-name="T22">ke</text:span></text:p>
      <text:p text:style-name="P20"><text:span text:style-name="T22">iLike#Tags</text:span></text:p>
      <text:p text:style-name="P21"><text:span text:style-name="T22">_floor</text:span></text:p>
      <text:p text:style-name="P21"><text:span text:style-name="T22">rit_tigers</text:span></text:p>
      <text:p text:style-name="P21"><text:span text:style-name="T22">time2GetJiggyWidIt</text:span></text:p>
      <text:p text:style-name="P21"><text:span text:style-name="T22">$bankBalance</text:span></text:p>
      <text:p text:style-name="P22"><text:span text:style-name="T23">Factorial!</text:span></text:p>
      <text:p text:style-name="P22"><text:span text:style-name="T23">MAX_SIZE</text:span></text:p>
      <text:p text:style-name="P22"><text:span text:style-name="T23">black&amp;white</text:span></text:p>
      <text:p text:style-name="P23"><text:span text:style-name="T24"/></text:p>
      <text:list text:style-name="L24">
        <text:list-item>
          <text:p text:style-name="P24"><text:span text:style-name="T25">Is the string "</text:span><text:span text:style-name="T26">supercalifragilisticexpialidocious</text:span><text:span text:style-name="T27">" too big to fit in a<text:s/></text:span><text:span text:style-name="T28">string</text:span><text:span text:style-name="T29"><text:s/></text:span><text:span text:style-name="T30">variable? Why?</text:span></text:p>
        </text:list-item>
      </text:list>
      <text:p text:style-name="P25"><text:span text:style-name="T31"/></text:p>
      <text:p text:style-name="P25"><text:span text:style-name="T31"/></text:p>
      <text:p text:style-name="P25"><text:span text:style-name="T31"/></text:p>
      <text:p text:style-name="P25"><text:span text:style-name="T31"/></text:p>
      <text:list text:style-name="L26">
        <text:list-item>
          <text:p text:style-name="P26"><text:span text:style-name="T32">By considering operator precedence, list the steps involved in the computation of the following expression:</text:span></text:p>
        </text:list-item>
      </text:list>
      <text:p text:style-name="P27"><text:span text:style-name="T33">resultVar += var1 * var2 + var3 % var4 / var5;</text:span></text:p>
      <text:p text:style-name="P28"><text:span text:style-name="T34"/></text:p>
      <text:list text:style-name="L29">
        <text:list-item>
          <text:p text:style-name="P29"><text:span text:style-name="T35">Write a console application that obtains four<text:s/></text:span><text:span text:style-name="T36">int<text:s/></text:span><text:span text:style-name="T37">values from the user and displays the product. Hint: you may recall that the<text:s/></text:span><text:span text:style-name="T38">Convert.ToDouble()</text:span><text:span text:style-name="T39"><text:s/></text:span><text:span text:style-name="T40">command was used to covert the input from the console to a</text:span><text:span text:style-name="T41"><text:s/></text:span><text:span text:style-name="T42">double;</text:span><text:span text:style-name="T43"><text:s/></text:span><text:span text:style-name="T44">the</text:span><text:span text:style-name="T45"><text:s/></text:span><text:span text:style-name="T46">equivalent command</text:span><text:span text:style-name="T47"><text:s/></text:span><text:span text:style-name="T48">to convert</text:span><text:span text:style-name="T49"><text:s/></text:span><text:span text:style-name="T50">from a</text:span><text:span text:style-name="T51"><text:s/></text:span><text:span text:style-name="T52">string</text:span><text:span text:style-name="T53"><text:s/></text:span><text:span text:style-name="T54">to</text:span><text:span text:style-name="T55"><text:s/></text:span><text:span text:style-name="T56">an<text:s/></text:span><text:span text:style-name="T57">int</text:span><text:span text:style-name="T58"><text:s/></text:span><text:span text:style-name="T59">is<text:s/></text:span><text:span text:style-name="T60">Convert.ToInt32()</text:span><text:span text:style-name="T61">.</text:span><text:span text:style-name="T62"/></text:p>
        </text:list-item>
      </text:list>
      <text:p text:style-name="P30"><text:span text:style-name="T63"/></text:p>
      <text:p text:style-name="P31"><text:span text:style-name="T63">Enter the URL for your GitHub project here:</text:span><text:span text:style-name="T64"/></text:p>
      <text:p text:style-name="P32"><text:span text:style-name="T65"/></text:p>
      <text:list text:style-name="L33">
        <text:list-item>
          <text:p text:style-name="P33"><text:span text:style-name="T66">Define the following terms. </text:span></text:p>
        </text:list-item>
      </text:list>
      <text:p text:style-name="P34"><text:span text:style-name="T67"/></text:p>
      <text:p text:style-name="P35"><text:span text:style-name="T67">compiler:<text:s text:c="3"/></text:span></text:p>
      <text:p text:style-name="P35"><text:span text:style-name="T67">identifier:<text:s text:c="3"/></text:span></text:p>
      <text:p text:style-name="P35"><text:span text:style-name="T67">primitive data type:<text:s text:c="3"/></text:span></text:p>
      <text:p text:style-name="P35"><text:span text:style-name="T67">class:<text:s text:c="3"/></text:span></text:p>
      <text:p text:style-name="P35"><text:span text:style-name="T67">constant:<text:s text:c="2"/></text:span></text:p>
      <text:p text:style-name="P35"><text:span text:style-name="T67">parsing:<text:s text:c="2"/></text:span><text:span text:style-name="T68"/></text:p>
      <text:p text:style-name="P36"><text:span text:style-name="T69"/></text:p>
      <text:list text:style-name="L37">
        <text:list-item>
          <text:p text:style-name="P37"><text:span text:style-name="T70">Evaluate the following expressions using the C# order of precedence.</text:span><text:span text:style-name="T71"/></text:p>
        </text:list-item>
        <text:list-item>
          <text:p text:style-name="P38"><text:span text:style-name="T71">19 % 5<text:s text:c="4"/><text:tab/><text:tab/>Result:<text:s text:c="2"/></text:span></text:p>
        </text:list-item>
        <text:list-item>
          <text:p text:style-name="P38"><text:span text:style-name="T71">13 / 4<text:tab/><text:tab/><text:tab/>Result:<text:s text:c="2"/></text:span></text:p>
        </text:list-item>
        <text:list-item>
          <text:p text:style-name="P38"><text:span text:style-name="T71">100 % 20<text:s/></text:span><text:span text:style-name="T72">–</text:span><text:span text:style-name="T73"><text:s/>10<text:tab/><text:tab/>Result:<text:s text:c="2"/></text:span></text:p>
        </text:list-item>
        <text:list-item>
          <text:p text:style-name="P38"><text:span text:style-name="T74">5 + 7 * 2<text:s/></text:span><text:span text:style-name="T75">–</text:span><text:span text:style-name="T76"><text:s/>2<text:tab/><text:tab/>Result:<text:s text:c="2"/></text:span></text:p>
        </text:list-item>
        <text:list-item>
          <text:p text:style-name="P38"><text:span text:style-name="T77">(6 / 4.0 + 3.5) / 2<text:tab/>Result:<text:s text:c="2"/></text:span></text:p>
        </text:list-item>
        <text:list-item>
          <text:p text:style-name="P39"><text:span text:style-name="T77">What are the values for num1, num2, and num3 after the following code is executed? (Hint: Pay attention to data types.)</text:span></text:p>
        </text:list-item>
      </text:list>
      <text:p text:style-name="P40"><text:span text:style-name="T78">int num1 = 2;</text:span></text:p>
      <text:p text:style-name="P40"><text:span text:style-name="T78">int num2 = 4;</text:span></text:p>
      <text:p text:style-name="P40"><text:span text:style-name="T78">int num3 = 5;</text:span></text:p>
      <text:p text:style-name="P40"><text:span text:style-name="T78">num1 = num1 * num3;</text:span></text:p>
      <text:p text:style-name="P40"><text:span text:style-name="T78">num2 = num1 / num2;</text:span></text:p>
      <text:p text:style-name="P40"><text:span text:style-name="T78">num3 = num3 % num2;</text:span></text:p>
      <text:p text:style-name="P41"><text:span text:style-name="T78"/></text:p>
      <text:p text:style-name="P41"><text:span text:style-name="T78"/></text:p>
      <text:p text:style-name="P41"><text:span text:style-name="T79">The final value of num1 =</text:span></text:p>
      <text:p text:style-name="P41"><text:span text:style-name="T79">The final value of num2 =</text:span></text:p>
      <text:p text:style-name="P41"><text:span text:style-name="T79">The final value of num3 =</text:span></text:p>
      <text:p text:style-name="P42"><text:span text:style-name="T79"/></text:p>
      <text:list text:style-name="L43">
        <text:list-item>
          <text:p text:style-name="P43"><text:span text:style-name="T79">The following line of code doesn’t compile:</text:span></text:p>
        </text:list-item>
      </text:list>
      <text:p text:style-name="P44"><text:span text:style-name="T80">int amountOfMoney = "3.50";</text:span></text:p>
      <text:p text:style-name="P44"><text:span text:style-name="T80"/></text:p>
      <text:p text:style-name="P45"><text:span text:style-name="T81"><text:s/><text:tab/>a. What is wrong with the code?</text:span></text:p>
      <text:p text:style-name="P45"><text:span text:style-name="T81"/></text:p>
      <text:p text:style-name="P45"><text:span text:style-name="T81"><text:s/><text:tab/>b. What is one way you could fix it, and why would you fix it that way?</text:span></text:p>
      <text:p text:style-name="P45"><text:span text:style-name="T81"/></text:p>
      <text:list text:style-name="L46">
        <text:list-item>
          <text:p text:style-name="P46"><text:span text:style-name="T81"><text:s/>Which of the following are<text:s/></text:span><text:span text:style-name="T82">not</text:span><text:span text:style-name="T83"><text:s/></text:span><text:span text:style-name="T84">smartly</text:span><text:span text:style-name="T85"><text:s/></text:span><text:span text:style-name="T86">named</text:span><text:span text:style-name="T87"><text:s/>C# variable identifiers?<text:s text:c="2"/>Why?</text:span></text:p>
        </text:list-item>
      </text:list>
      <text:p text:style-name="P47"><text:span text:style-name="T87">a.<text:s/></text:span><text:span text:style-name="T88">qb</text:span><text:span text:style-name="T89"/></text:p>
      <text:p text:style-name="P47"><text:span text:style-name="T90">b.<text:s/></text:span><text:span text:style-name="T91">totalValue</text:span><text:span text:style-name="T92"/></text:p>
      <text:p text:style-name="P47"><text:span text:style-name="T92">c.<text:s/></text:span><text:span text:style-name="T93">theNextValueInTheList</text:span><text:span text:style-name="T94"><text:s/></text:span><text:span text:style-name="T95"/></text:p>
      <text:p text:style-name="P47"><text:span text:style-name="T96">d.</text:span><text:span text:style-name="T97"><text:s/>player1Score</text:span><text:span text:style-name="T98"/></text:p>
      <text:p text:style-name="P48"><text:span text:style-name="T98"/></text:p>
      <text:list text:style-name="L49">
        <text:list-item>
          <text:p text:style-name="P49"><text:span text:style-name="T98">Categorize each of the following errors as either: compile-time error, run-time error, or logical error.</text:span></text:p>
        </text:list-item>
      </text:list>
      <text:p text:style-name="P50"><text:span text:style-name="T98">a. Multiplying 2 numbers when you meant to add them</text:span></text:p>
      <text:p text:style-name="P50"><text:span text:style-name="T98">b. Dividing by zero</text:span></text:p>
      <text:p text:style-name="P50"><text:span text:style-name="T98">c. Forgetting a semicolon at the end of a programming statement</text:span></text:p>
      <text:p text:style-name="P50"><text:span text:style-name="T98">d. Spelling a word wrong in the output</text:span></text:p>
      <text:p text:style-name="P50"><text:span text:style-name="T98">e. Producing inaccurate results</text:span></text:p>
      <text:p text:style-name="P50"><text:span text:style-name="T98">f. Typing a { when you should have typed (</text:span></text:p>
      <text:p text:style-name="P51"><text:span text:style-name="T98"/></text:p>
      <text:list text:style-name="L52">
        <text:list-item>
          <text:p text:style-name="P52"><text:span text:style-name="T98">What is the output produced by the following code statements.<text:s text:c="2"/>Indicate escape sequences (ie. special characters), if there are any.</text:span></text:p>
        </text:list-item>
      </text:list>
      <text:p text:style-name="P53"><text:span text:style-name="T98"><text:tab/><text:tab/></text:span><text:span text:style-name="T99">Console.Write("Hi there");</text:span></text:p>
      <text:p text:style-name="P54"><text:span text:style-name="T99">Console.Write("David");</text:span></text:p>
      <text:p text:style-name="P55"><text:span text:style-name="T100"/></text:p>
      <text:p text:style-name="P55"><text:span text:style-name="T100"/></text:p>
      <text:list text:style-name="L56">
        <text:list-item>
          <text:p text:style-name="P56"><text:span text:style-name="T100">What is the output produced by the following code statement? Indicate escape sequences (ie. special characters), if there are any.</text:span></text:p>
        </text:list-item>
      </text:list>
      <text:p text:style-name="P57"><text:span text:style-name="T100"><text:tab/><text:tab/></text:span><text:span text:style-name="T101">Console.Out.WriteLine("50 plus 25 is " + 50 + 25);</text:span></text:p>
      <text:p text:style-name="P57"><text:span text:style-name="T101"/></text:p>
      <text:list text:style-name="L58">
        <text:list-item>
          <text:p text:style-name="P58"><text:span text:style-name="T102">Write the 3 lines of code needed to produce the following output in a console window.<text:s text:c="2"/>(Hint: The underline on the second line is a blinking cursor waiting for your input.)</text:span></text:p>
        </text:list-item>
      </text:list>
      <text:p text:style-name="P59"><text:span text:style-name="T103"><text:tab/>Please type your name below.</text:span></text:p>
      <text:p text:style-name="P59"><text:span text:style-name="T103"><text:tab/></text:span><text:span text:style-name="T104">_ </text:span></text:p>
      <text:p text:style-name="P59"><text:span text:style-name="T105"><text:tab/>Your name is ! </text:span></text:p>
      <text:p text:style-name="P59"><text:span text:style-name="T105"><text:tab/>Press any key to continue . . .</text:span></text:p>
      <text:p text:style-name="P60"><text:span text:style-name="T105"/></text:p>
      <text:p text:style-name="P61"><text:span text:style-name="T105"><text:tab/>Please type your name below.</text:span></text:p>
      <text:p text:style-name="P61"><text:span text:style-name="T105"><text:tab/>Cookie</text:span></text:p>
      <text:p text:style-name="P61"><text:span text:style-name="T105"><text:tab/>Your name is Cookie! </text:span></text:p>
      <text:p text:style-name="P61"><text:span text:style-name="T105"><text:tab/>Press any key to continue . . .</text:span></text:p>
      <text:p text:style-name="P62"><text:span text:style-name="T105"><text:tab/></text:span></text:p>
      <text:p text:style-name="P62"><text:span text:style-name="T106"/></text:p>
      <text:p text:style-name="P63"><text:span text:style-name="T107"/></text:p>
      <text:list text:style-name="L64">
        <text:list-item>
          <text:p text:style-name="P64"><text:span text:style-name="T108"><text:s/>Write the C# line of code that creates a string with the identifier<text:s/></text:span><text:span text:style-name="T109">myName</text:span><text:span text:style-name="T110"><text:s/>that holds your first name. </text:span></text:p>
        </text:list-item>
      </text:list>
      <text:p text:style-name="P65"><text:span text:style-name="T111"/></text:p>
      <text:list text:style-name="L66">
        <text:list-item>
          <text:p text:style-name="P66"><text:span text:style-name="T112"><text:s/>Now, add your last name to the string using string concatenation.<text:s text:c="2"/></text:span><text:span text:style-name="T113"/></text:p>
        </text:list-item>
      </text:list>
      <text:p text:style-name="P67"><text:span text:style-name="T113"/></text:p>
      <text:list text:style-name="L68">
        <text:list-item>
          <text:p text:style-name="P68"><text:span text:style-name="T114">Consider these strings:</text:span></text:p>
        </text:list-item>
      </text:list>
      <text:p text:style-name="P69"><text:span text:style-name="T114"><text:tab/><text:tab/></text:span><text:span text:style-name="T115">string englishNo = "No";</text:span></text:p>
      <text:p text:style-name="P69"><text:span text:style-name="T115"><text:s/><text:tab/><text:tab/>string spanishNo = "no";</text:span></text:p>
      <text:p text:style-name="P69"><text:span text:style-name="T115"/></text:p>
      <text:p text:style-name="P70"><text:span text:style-name="T116">Does C# find the strings englishNo and spanishNo to be equivalent?<text:s text:c="2"/>If not, why?</text:span></text:p>
      <text:p text:style-name="P71"><text:span text:style-name="T116"><text:s/></text:span></text:p>
      <text:p text:style-name="P71"><text:span text:style-name="T116"/></text:p>
      <text:p text:style-name="P71"><text:span text:style-name="T116"/></text:p>
      <text:list text:style-name="L72">
        <text:list-item>
          <text:p text:style-name="P72"><text:span text:style-name="T116"><text:s text:c="2"/>My program asks the user for input by using Console.ReadLine().<text:s text:c="2"/>Complete the lines of code to parse the input to a double, then add 55.0 to the number and print the result to the console.</text:span></text:p>
        </text:list-item>
      </text:list>
      <text:p text:style-name="P73"><text:span text:style-name="T116"/></text:p>
      <text:p text:style-name="P73"><text:span text:style-name="T117">Console.WriteLine("Please enter a number with a decimal precision of 2.");<text:tab/></text:span></text:p>
      <text:p text:style-name="P73"><text:span text:style-name="T117">string input = Console.ReadLine();</text:span></text:p>
      <text:p text:style-name="P73"><text:span text:style-name="T118"/></text:p>
      <text:p text:style-name="P74"><text:span text:style-name="T119"/></text:p>
      <text:list text:style-name="L75">
        <text:list-item>
          <text:p text:style-name="P75"><text:span text:style-name="T120"><text:s/>A program reads input from a user into a string<text:s/></text:span><text:span text:style-name="T121">userInput</text:span><text:span text:style-name="T122">.<text:s text:c="2"/>Which of the following lines of code properly parses<text:s/></text:span><text:span text:style-name="T123">userInput</text:span><text:span text:style-name="T124"><text:s/>into an integer<text:s/></text:span><text:span text:style-name="T125">userNumber</text:span><text:span text:style-name="T126">?</text:span></text:p>
        </text:list-item>
      </text:list>
      <text:p text:style-name="P76"><text:span text:style-name="T127">string userInput = Console.ReadLine();</text:span></text:p>
      <text:p text:style-name="P77"><text:span text:style-name="T127"/></text:p>
      <text:p text:style-name="P78"><text:span text:style-name="T128"><text:tab/>a.<text:s text:c="2"/></text:span><text:span text:style-name="T129">int userNumber = int.ParseInt(userInput);</text:span><text:span text:style-name="T130"/></text:p>
      <text:p text:style-name="P78"><text:span text:style-name="T130"><text:tab/>b.<text:s text:c="2"/></text:span><text:span text:style-name="T131">int userNumber = int.Parse(userInput);</text:span></text:p>
      <text:p text:style-name="P78"><text:span text:style-name="T132"><text:tab/>c.<text:s text:c="2"/></text:span><text:span text:style-name="T133">int userInput = Parse(userNumber);</text:span><text:span text:style-name="T134"/></text:p>
      <text:p text:style-name="P78"><text:span text:style-name="T134"><text:tab/>d.<text:s text:c="2"/></text:span><text:span text:style-name="T135">int userInput = int.Parse(userNumber);</text:span></text:p>
      <text:p text:style-name="P79"><text:span text:style-name="T135"/></text:p>
      <text:list text:style-name="L80">
        <text:list-item>
          <text:p text:style-name="P80"><text:span text:style-name="T136">True or false?</text:span></text:p>
        </text:list-item>
      </text:list>
      <text:p text:style-name="P81"><text:span text:style-name="T137">T<text:s text:c="3"/>F</text:span><text:span text:style-name="T138"><text:s text:c="4"/>Comments negatively affect a program’s processing and compilation and facilitate human<text:s text:c="2"/>comprehension. </text:span></text:p>
      <text:p text:style-name="P81"><text:span text:style-name="T139">T<text:s text:c="3"/>F</text:span><text:span text:style-name="T140"><text:s text:c="4"/>Appropriate white space makes a program harder to read. </text:span></text:p>
      <text:p text:style-name="P81"><text:span text:style-name="T141">T<text:s text:c="3"/>F</text:span><text:span text:style-name="T142"><text:s text:c="4"/>A class is a blueprint of an object.<text:s text:c="2"/>Multiple objects can be created from one class definition. </text:span></text:p>
      <text:p text:style-name="P81"><text:span text:style-name="T143">T<text:s text:c="3"/>F</text:span><text:span text:style-name="T144"><text:s text:c="4"/>C# is also known as D</text:span><text:span text:style-name="T145">b</text:span><text:span text:style-name="T146">.</text:span></text:p>
      <text:p text:style-name="P82"><text:span text:style-name="T147"/></text:p>
      <text:p text:style-name="P82"><text:span text:style-name="T147"/></text:p>
      <text:p text:style-name="P83"><text:span text:style-name="T148">Submission</text:span></text:p>
      <text:p text:style-name="P84"><text:span text:style-name="T149">Upload this document to the corresponding MyCourses dropbox.</text:span></text:p>
      <text:p text:style-name="P84"><text:span text:style-name="T149">Add, Commit and Push the project for #5 to your GitHub repository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